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8ff" officeooo:paragraph-rsid="000788ff"/>
    </style:style>
    <style:style style:name="P2" style:family="paragraph" style:parent-style-name="Standard">
      <style:text-properties officeooo:rsid="000803d4" officeooo:paragraph-rsid="000803d4"/>
    </style:style>
    <style:style style:name="P3" style:family="paragraph" style:parent-style-name="Standard">
      <style:text-properties officeooo:rsid="000bd3e2" officeooo:paragraph-rsid="000bd3e2"/>
    </style:style>
    <style:style style:name="P4" style:family="paragraph" style:parent-style-name="Standard">
      <style:text-properties officeooo:rsid="000bd3e2" officeooo:paragraph-rsid="001213b4"/>
    </style:style>
    <style:style style:name="P5" style:family="paragraph" style:parent-style-name="Standard">
      <style:text-properties officeooo:rsid="000eb374" officeooo:paragraph-rsid="001213b4"/>
    </style:style>
    <style:style style:name="T1" style:family="text">
      <style:text-properties officeooo:rsid="000d1551"/>
    </style:style>
    <style:style style:name="T2" style:family="text">
      <style:text-properties officeooo:rsid="000fe7dd"/>
    </style:style>
    <style:style style:name="T3" style:family="text">
      <style:text-properties officeooo:rsid="00102b45"/>
    </style:style>
    <style:style style:name="T4" style:family="text">
      <style:text-properties officeooo:rsid="001213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</text:p>
      <text:p text:style-name="P1"/>
      <text:p text:style-name="P2">Design pattern : Behavioural – Strategy</text:p>
      <text:p text:style-name="P2"/>
      <text:p text:style-name="P2">Define a family of algorithms, encapsulate each one, and make them interchangeable. Strategy lets the algorithm vary independently from clients that use it.</text:p>
      <text:p text:style-name="P2"/>
      <text:p text:style-name="P3">Pseudo-code:</text:p>
      <text:p text:style-name="P4"><text:span text:style-name="T1"><text:s/><text:tab/>if (list.length &lt;= 10)</text:span></text:p>
      <text:p text:style-name="P4"><text:span text:style-name="T1"><text:s text:c="4"/><text:tab/>{</text:span></text:p>
      <text:p text:style-name="P4"><text:span text:style-name="T1"><text:tab/> <text:tab/>sortBySelectionSortAlgo(list);</text:span></text:p>
      <text:p text:style-name="P4"><text:s text:c="4"/><text:tab/><text:span text:style-name="T4">} else if (list.length &gt; 10 and list.length &lt; 100) {</text:span></text:p>
      <text:p text:style-name="P5"><text:tab/><text:tab/> sortByQuick<text:span text:style-name="T2">Sort</text:span>Algo(list);</text:p>
      <text:p text:style-name="P5"><text:tab/><text:span text:style-name="T4">} else {</text:span></text:p>
      <text:p text:style-name="P5"><text:span text:style-name="T4"><text:tab/><text:tab/>sortRadixSortAlgo(list);</text:span></text:p>
      <text:p text:style-name="P5"><text:tab/><text:span text:style-name="T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6:18:54.995690302</meta:creation-date>
    <dc:date>2017-11-08T20:19:49.035943823</dc:date>
    <meta:editing-duration>PT4H20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53" meta:character-count="394" meta:non-whitespace-character-count="330"/>
  </office:meta>
</office:document-meta>
</file>